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4"/>
    <style:style style:name="ce4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7.771cm" svg:height="10.724cm" svg:x="12.564cm" svg:y="8.88cm">
            <draw:object draw:notify-on-update-of-ranges="Tabelle1.A28:Tabelle1.A30 Tabelle1.B27:Tabelle1.B27 Tabelle1.B28:Tabelle1.B30 Tabelle1.C27:Tabelle1.C27 Tabelle1.C28:Tabelle1.C30 Tabelle1.D27:Tabelle1.D27 Tabelle1.D28:Tabelle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454cm" svg:height="10.961cm" svg:x="12.236cm" svg:y="19.981cm">
            <draw:object draw:notify-on-update-of-ranges="Tabelle1.A37:Tabelle1.A39 Tabelle1.B36:Tabelle1.B36 Tabelle1.B37:Tabelle1.B39 Tabelle1.C36:Tabelle1.C36 Tabelle1.C37:Tabelle1.C39 Tabelle1.D36:Tabelle1.D36 Tabelle1.D37:Tabelle1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947cm" svg:height="10.658cm" svg:x="30.735cm" svg:y="8.994cm">
            <draw:object draw:notify-on-update-of-ranges="Tabelle1.A46:Tabelle1.A49 Tabelle1.B45:Tabelle1.B45 Tabelle1.B46:Tabelle1.B49 Tabelle1.C45:Tabelle1.C45 Tabelle1.C46:Tabelle1.C49 Tabelle1.D45:Tabelle1.D45 Tabelle1.D46:Tabelle1.D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354cm" svg:height="10.799cm" svg:x="12.272cm" svg:y="32.21cm">
            <draw:object draw:notify-on-update-of-ranges="Tabelle1.A56:Tabelle1.A58 Tabelle1.B55:Tabelle1.B55 Tabelle1.B56:Tabelle1.B58 Tabelle1.C55:Tabelle1.C55 Tabelle1.C56:Tabelle1.C58 Tabelle1.D55:Tabelle1.D55 Tabelle1.D56:Tabelle1.D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953cm" svg:height="10.611cm" svg:x="31.136cm" svg:y="32.586cm">
            <draw:object draw:notify-on-update-of-ranges="Tabelle1.A65:Tabelle1.A67 Tabelle1.B64:Tabelle1.B64 Tabelle1.B65:Tabelle1.B67 Tabelle1.C64:Tabelle1.C64 Tabelle1.C65:Tabelle1.C67 Tabelle1.D64:Tabelle1.D64 Tabelle1.D65:Tabelle1.D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9.045cm" svg:height="10.611cm" svg:x="12.928cm" svg:y="45.493cm">
            <draw:object draw:notify-on-update-of-ranges="Tabelle1.A74:Tabelle1.A77 Tabelle1.B73:Tabelle1.B73 Tabelle1.B74:Tabelle1.B77 Tabelle1.C73:Tabelle1.C73 Tabelle1.C74:Tabelle1.C77 Tabelle1.D73:Tabelle1.D73 Tabelle1.D74:Tabelle1.D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86cm" svg:height="8.993cm" svg:x="50.801cm" svg:y="6.773cm">
            <draw:object draw:notify-on-update-of-ranges="Tabelle1.R8:Tabelle1.R10 Tabelle1.S7:Tabelle1.S7 Tabelle1.S8:Tabelle1.S10 Tabelle1.T7:Tabelle1.T7 Tabelle1.T8:Tabelle1.T10 Tabelle1.U7:Tabelle1.U7 Tabelle1.U8:Tabelle1.U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87cm" svg:height="8.993cm" svg:x="50.727cm" svg:y="16.895cm">
            <draw:object draw:notify-on-update-of-ranges="Tabelle1.R15:Tabelle1.R17 Tabelle1.S14:Tabelle1.S14 Tabelle1.S15:Tabelle1.S17 Tabelle1.T14:Tabelle1.T14 Tabelle1.T15:Tabelle1.T17 Tabelle1.U14:Tabelle1.U14 Tabelle1.U15:Tabelle1.U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Higher Traffic Volume</text:p>
          </table:table-cell>
          <table:table-cell table:number-columns-repeated="10"/>
          <table:table-cell office:value-type="string" calcext:value-type="string">
            <text:p>Normal Traffic Volume</text:p>
          </table:table-cell>
          <table:table-cell table:number-columns-repeated="2"/>
          <table:table-cell office:value-type="string" calcext:value-type="string">
            <text:p>Waiting Time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Original 2B</text:p>
          </table:table-cell>
          <table:table-cell office:value-type="string" calcext:value-type="string">
            <text:p>Original 2R</text:p>
          </table:table-cell>
          <table:table-cell office:value-type="string" calcext:value-type="string">
            <text:p>5Round</text:p>
          </table:table-cell>
          <table:table-cell office:value-type="string" calcext:value-type="string">
            <text:p>5Round 2B</text:p>
          </table:table-cell>
          <table:table-cell office:value-type="string" calcext:value-type="string">
            <text:p>5Round 2R</text:p>
          </table:table-cell>
          <table:table-cell office:value-type="string" calcext:value-type="string">
            <text:p>4Round</text:p>
          </table:table-cell>
          <table:table-cell office:value-type="string" calcext:value-type="string">
            <text:p>4Round 2B</text:p>
          </table:table-cell>
          <table:table-cell office:value-type="string" calcext:value-type="string">
            <text:p>4Round 2R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office:value-type="string" calcext:value-type="string">
            <text:p>5Round</text:p>
          </table:table-cell>
          <table:table-cell office:value-type="string" calcext:value-type="string">
            <text:p>4Round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Min CI</text:p>
          </table:table-cell>
          <table:table-cell office:value-type="string" calcext:value-type="string">
            <text:p>Mean WT</text:p>
          </table:table-cell>
          <table:table-cell office:value-type="string" calcext:value-type="string">
            <text:p>Max CI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table:number-columns-repeated="16"/>
          <table:table-cell office:value-type="string" calcext:value-type="string">
            <text:p>Original</text:p>
          </table:table-cell>
          <table:table-cell table:style-name="ce1" office:value-type="float" office:value="0.0339442538219371" calcext:value-type="float">
            <text:p>0,034</text:p>
          </table:table-cell>
          <table:table-cell table:style-name="ce1" office:value-type="float" office:value="0.0382243033805184" calcext:value-type="float">
            <text:p>0,038</text:p>
          </table:table-cell>
          <table:table-cell table:style-name="ce1" office:value-type="float" office:value="0.0339442538219371" calcext:value-type="float">
            <text:p>0,03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331083956771776" calcext:value-type="float">
            <text:p>0,331</text:p>
          </table:table-cell>
          <table:table-cell table:style-name="ce1" office:value-type="float" office:value="0.381710804219852" calcext:value-type="float">
            <text:p>0,382</text:p>
          </table:table-cell>
          <table:table-cell table:style-name="ce1" office:value-type="float" office:value="2.67365422949637" calcext:value-type="float">
            <text:p>2,674</text:p>
          </table:table-cell>
          <table:table-cell table:style-name="ce1" office:value-type="float" office:value="0.458040000000278" calcext:value-type="float">
            <text:p>0,458</text:p>
          </table:table-cell>
          <table:table-cell table:style-name="ce1" office:value-type="float" office:value="0.481470000000292" calcext:value-type="float">
            <text:p>0,481</text:p>
          </table:table-cell>
          <table:table-cell table:style-name="ce1" office:value-type="float" office:value="1.642470000001" calcext:value-type="float">
            <text:p>1,642</text:p>
          </table:table-cell>
          <table:table-cell table:style-name="ce1" office:value-type="float" office:value="0.992610000000602" calcext:value-type="float">
            <text:p>0,993</text:p>
          </table:table-cell>
          <table:table-cell table:style-name="ce1" office:value-type="float" office:value="1.09953000000067" calcext:value-type="float">
            <text:p>1,100</text:p>
          </table:table-cell>
          <table:table-cell table:style-name="ce1" office:value-type="float" office:value="1.74447000000106" calcext:value-type="float">
            <text:p>1,744</text:p>
          </table:table-cell>
          <table:table-cell table:number-columns-repeated="2"/>
          <table:table-cell table:style-name="ce1" office:value-type="float" office:value="0.0382243033805184" calcext:value-type="float">
            <text:p>0,038</text:p>
          </table:table-cell>
          <table:table-cell table:style-name="ce1" office:value-type="float" office:value="0.0611100000000371" calcext:value-type="float">
            <text:p>0,061</text:p>
          </table:table-cell>
          <table:table-cell table:style-name="ce1" office:value-type="float" office:value="0.1649700000001" calcext:value-type="float">
            <text:p>0,165</text:p>
          </table:table-cell>
          <table:table-cell table:number-columns-repeated="2"/>
          <table:table-cell office:value-type="string" calcext:value-type="string">
            <text:p>5-Way Roundabout</text:p>
          </table:table-cell>
          <table:table-cell table:style-name="ce1" office:value-type="float" office:value="0.0524445286811605" calcext:value-type="float">
            <text:p>0,052</text:p>
          </table:table-cell>
          <table:table-cell table:style-name="ce1" office:value-type="float" office:value="0.0611100000000371" calcext:value-type="float">
            <text:p>0,061</text:p>
          </table:table-cell>
          <table:table-cell table:style-name="ce1" office:value-type="float" office:value="0.0697754713189137" calcext:value-type="float">
            <text:p>0,070</text:p>
          </table:table-cell>
        </table:table-row>
        <table:table-row table:style-name="ro1">
          <table:table-cell office:value-type="string" calcext:value-type="string">
            <text:p>low CI</text:p>
          </table:table-cell>
          <table:table-cell table:style-name="ce1" office:value-type="float" office:value="0.300127341475779" calcext:value-type="float">
            <text:p>0,300</text:p>
          </table:table-cell>
          <table:table-cell table:style-name="ce1" office:value-type="float" office:value="0.349377852495329" calcext:value-type="float">
            <text:p>0,349</text:p>
          </table:table-cell>
          <table:table-cell table:style-name="ce1" office:value-type="float" office:value="2.42489415403253" calcext:value-type="float">
            <text:p>2,425</text:p>
          </table:table-cell>
          <table:table-cell table:style-name="ce1" office:value-type="float" office:value="0.418150278494172" calcext:value-type="float">
            <text:p>0,418</text:p>
          </table:table-cell>
          <table:table-cell table:style-name="ce1" office:value-type="float" office:value="0.434429369315098" calcext:value-type="float">
            <text:p>0,434</text:p>
          </table:table-cell>
          <table:table-cell table:style-name="ce1" office:value-type="float" office:value="1.47577488864545" calcext:value-type="float">
            <text:p>1,476</text:p>
          </table:table-cell>
          <table:table-cell table:style-name="ce1" office:value-type="float" office:value="0.910950622982378" calcext:value-type="float">
            <text:p>0,911</text:p>
          </table:table-cell>
          <table:table-cell table:style-name="ce1" office:value-type="float" office:value="1.01574203734171" calcext:value-type="float">
            <text:p>1,016</text:p>
          </table:table-cell>
          <table:table-cell table:style-name="ce1" office:value-type="float" office:value="1.52143398618174" calcext:value-type="float">
            <text:p>1,521</text:p>
          </table:table-cell>
          <table:table-cell table:number-columns-repeated="2"/>
          <table:table-cell table:style-name="ce1" office:value-type="float" office:value="0.0339442538219371" calcext:value-type="float">
            <text:p>0,034</text:p>
          </table:table-cell>
          <table:table-cell table:style-name="ce1" office:value-type="float" office:value="0.0524445286811605" calcext:value-type="float">
            <text:p>0,052</text:p>
          </table:table-cell>
          <table:table-cell table:style-name="ce1" office:value-type="float" office:value="0.147973183314604" calcext:value-type="float">
            <text:p>0,148</text:p>
          </table:table-cell>
          <table:table-cell table:number-columns-repeated="2"/>
          <table:table-cell office:value-type="string" calcext:value-type="string">
            <text:p>4-Way Roundabout</text:p>
          </table:table-cell>
          <table:table-cell table:style-name="ce1" office:value-type="float" office:value="0.147973183314604" calcext:value-type="float">
            <text:p>0,148</text:p>
          </table:table-cell>
          <table:table-cell table:style-name="ce1" office:value-type="float" office:value="0.1649700000001" calcext:value-type="float">
            <text:p>0,165</text:p>
          </table:table-cell>
          <table:table-cell table:style-name="ce1" office:value-type="float" office:value="0.181966816685596" calcext:value-type="float">
            <text:p>0,182</text:p>
          </table:table-cell>
        </table:table-row>
        <table:table-row table:style-name="ro1">
          <table:table-cell office:value-type="string" calcext:value-type="string">
            <text:p>high ci</text:p>
          </table:table-cell>
          <table:table-cell table:style-name="ce1" office:value-type="float" office:value="0.362040572067772" calcext:value-type="float">
            <text:p>0,362</text:p>
          </table:table-cell>
          <table:table-cell table:style-name="ce1" office:value-type="float" office:value="0.414043755944375" calcext:value-type="float">
            <text:p>0,414</text:p>
          </table:table-cell>
          <table:table-cell table:style-name="ce1" office:value-type="float" office:value="2.92241430496021" calcext:value-type="float">
            <text:p>2,922</text:p>
          </table:table-cell>
          <table:table-cell table:style-name="ce1" office:value-type="float" office:value="0.497929721506383" calcext:value-type="float">
            <text:p>0,498</text:p>
          </table:table-cell>
          <table:table-cell table:style-name="ce1" office:value-type="float" office:value="0.528510630685487" calcext:value-type="float">
            <text:p>0,529</text:p>
          </table:table-cell>
          <table:table-cell table:style-name="ce1" office:value-type="float" office:value="1.80916511135654" calcext:value-type="float">
            <text:p>1,809</text:p>
          </table:table-cell>
          <table:table-cell table:style-name="ce1" office:value-type="float" office:value="1.07426937701883" calcext:value-type="float">
            <text:p>1,074</text:p>
          </table:table-cell>
          <table:table-cell table:style-name="ce1" office:value-type="float" office:value="1.18331796265963" calcext:value-type="float">
            <text:p>1,183</text:p>
          </table:table-cell>
          <table:table-cell table:style-name="ce1" office:value-type="float" office:value="1.96750601382037" calcext:value-type="float">
            <text:p>1,968</text:p>
          </table:table-cell>
          <table:table-cell table:number-columns-repeated="2"/>
          <table:table-cell table:style-name="ce1" office:value-type="float" office:value="0.0425043529390998" calcext:value-type="float">
            <text:p>0,043</text:p>
          </table:table-cell>
          <table:table-cell table:style-name="ce1" office:value-type="float" office:value="0.0697754713189137" calcext:value-type="float">
            <text:p>0,070</text:p>
          </table:table-cell>
          <table:table-cell table:style-name="ce1" office:value-type="float" office:value="0.181966816685596" calcext:value-type="float">
            <text:p>0,18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9"/>
          <table:table-cell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style-name="ce1" table:number-columns-repeated="9"/>
          <table:table-cell table:number-columns-repeated="2"/>
          <table:table-cell table:style-name="ce1" table:number-columns-repeated="3"/>
          <table:table-cell table:number-columns-repeated="3"/>
          <table:table-cell office:value-type="string" calcext:value-type="string">
            <text:p>Min CI</text:p>
          </table:table-cell>
          <table:table-cell office:value-type="string" calcext:value-type="string">
            <text:p>Mean WT</text:p>
          </table:table-cell>
          <table:table-cell office:value-type="string" calcext:value-type="string">
            <text:p>Max CI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14.8613333333333" calcext:value-type="float">
            <text:p>14,861</text:p>
          </table:table-cell>
          <table:table-cell table:style-name="ce1" office:value-type="float" office:value="14.8348333333333" calcext:value-type="float">
            <text:p>14,835</text:p>
          </table:table-cell>
          <table:table-cell table:style-name="ce1" office:value-type="float" office:value="20.83" calcext:value-type="float">
            <text:p>20,830</text:p>
          </table:table-cell>
          <table:table-cell table:style-name="ce1" office:value-type="float" office:value="14.834" calcext:value-type="float">
            <text:p>14,834</text:p>
          </table:table-cell>
          <table:table-cell table:style-name="ce1" office:value-type="float" office:value="14.9245" calcext:value-type="float">
            <text:p>14,925</text:p>
          </table:table-cell>
          <table:table-cell table:style-name="ce1" office:value-type="float" office:value="22.2325" calcext:value-type="float">
            <text:p>22,233</text:p>
          </table:table-cell>
          <table:table-cell table:style-name="ce1" office:value-type="float" office:value="14.6541666666667" calcext:value-type="float">
            <text:p>14,654</text:p>
          </table:table-cell>
          <table:table-cell table:style-name="ce1" office:value-type="float" office:value="14.6323333333333" calcext:value-type="float">
            <text:p>14,632</text:p>
          </table:table-cell>
          <table:table-cell table:style-name="ce1" office:value-type="float" office:value="20.6161666666667" calcext:value-type="float">
            <text:p>20,616</text:p>
          </table:table-cell>
          <table:table-cell table:number-columns-repeated="2"/>
          <table:table-cell table:style-name="ce1" office:value-type="float" office:value="5.0755" calcext:value-type="float">
            <text:p>5,076</text:p>
          </table:table-cell>
          <table:table-cell table:style-name="ce1" office:value-type="float" office:value="5.09283333333333" calcext:value-type="float">
            <text:p>5,093</text:p>
          </table:table-cell>
          <table:table-cell table:style-name="ce1" office:value-type="float" office:value="5.0885" calcext:value-type="float">
            <text:p>5,089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ce1" office:value-type="float" office:value="5.01472149099843" calcext:value-type="float">
            <text:p>5,015</text:p>
          </table:table-cell>
          <table:table-cell table:style-name="ce1" office:value-type="float" office:value="5.0755" calcext:value-type="float">
            <text:p>5,076</text:p>
          </table:table-cell>
          <table:table-cell table:style-name="ce1" office:value-type="float" office:value="5.13627850900157" calcext:value-type="float">
            <text:p>5,136</text:p>
          </table:table-cell>
        </table:table-row>
        <table:table-row table:style-name="ro1">
          <table:table-cell office:value-type="string" calcext:value-type="string">
            <text:p>low CI</text:p>
          </table:table-cell>
          <table:table-cell table:style-name="ce1" office:value-type="float" office:value="14.7678088125181" calcext:value-type="float">
            <text:p>14,768</text:p>
          </table:table-cell>
          <table:table-cell table:style-name="ce1" office:value-type="float" office:value="14.7429796629997" calcext:value-type="float">
            <text:p>14,743</text:p>
          </table:table-cell>
          <table:table-cell table:style-name="ce1" office:value-type="float" office:value="20.7296212161514" calcext:value-type="float">
            <text:p>20,730</text:p>
          </table:table-cell>
          <table:table-cell table:style-name="ce1" office:value-type="float" office:value="14.7423015663639" calcext:value-type="float">
            <text:p>14,742</text:p>
          </table:table-cell>
          <table:table-cell table:style-name="ce1" office:value-type="float" office:value="14.8315679364486" calcext:value-type="float">
            <text:p>14,832</text:p>
          </table:table-cell>
          <table:table-cell table:style-name="ce1" office:value-type="float" office:value="22.1725789480305" calcext:value-type="float">
            <text:p>22,173</text:p>
          </table:table-cell>
          <table:table-cell table:style-name="ce1" office:value-type="float" office:value="14.5733346251622" calcext:value-type="float">
            <text:p>14,573</text:p>
          </table:table-cell>
          <table:table-cell table:style-name="ce1" office:value-type="float" office:value="14.543964454483" calcext:value-type="float">
            <text:p>14,544</text:p>
          </table:table-cell>
          <table:table-cell table:style-name="ce1" office:value-type="float" office:value="20.5553597887293" calcext:value-type="float">
            <text:p>20,555</text:p>
          </table:table-cell>
          <table:table-cell table:number-columns-repeated="2"/>
          <table:table-cell table:style-name="ce1" office:value-type="float" office:value="5.01472149099843" calcext:value-type="float">
            <text:p>5,015</text:p>
          </table:table-cell>
          <table:table-cell table:style-name="ce1" office:value-type="float" office:value="5.03272929390166" calcext:value-type="float">
            <text:p>5,033</text:p>
          </table:table-cell>
          <table:table-cell table:style-name="ce1" office:value-type="float" office:value="5.02642778493699" calcext:value-type="float">
            <text:p>5,026</text:p>
          </table:table-cell>
          <table:table-cell table:number-columns-repeated="2"/>
          <table:table-cell office:value-type="string" calcext:value-type="string">
            <text:p>5-Way Roundabout</text:p>
          </table:table-cell>
          <table:table-cell table:style-name="ce1" office:value-type="float" office:value="5.03272929390166" calcext:value-type="float">
            <text:p>5,033</text:p>
          </table:table-cell>
          <table:table-cell table:style-name="ce1" office:value-type="float" office:value="5.09283333333333" calcext:value-type="float">
            <text:p>5,093</text:p>
          </table:table-cell>
          <table:table-cell table:style-name="ce1" office:value-type="float" office:value="5.15293737276501" calcext:value-type="float">
            <text:p>5,153</text:p>
          </table:table-cell>
        </table:table-row>
        <table:table-row table:style-name="ro1">
          <table:table-cell office:value-type="string" calcext:value-type="string">
            <text:p>high CI</text:p>
          </table:table-cell>
          <table:table-cell table:style-name="ce1" office:value-type="float" office:value="14.9548578541485" calcext:value-type="float">
            <text:p>14,955</text:p>
          </table:table-cell>
          <table:table-cell table:style-name="ce1" office:value-type="float" office:value="14.926687003667" calcext:value-type="float">
            <text:p>14,927</text:p>
          </table:table-cell>
          <table:table-cell table:style-name="ce1" office:value-type="float" office:value="20.9303787838485" calcext:value-type="float">
            <text:p>20,930</text:p>
          </table:table-cell>
          <table:table-cell table:style-name="ce1" office:value-type="float" office:value="14.9256984336361" calcext:value-type="float">
            <text:p>14,926</text:p>
          </table:table-cell>
          <table:table-cell table:style-name="ce1" office:value-type="float" office:value="15.0174320635514" calcext:value-type="float">
            <text:p>15,017</text:p>
          </table:table-cell>
          <table:table-cell table:style-name="ce1" office:value-type="float" office:value="22.2924210519695" calcext:value-type="float">
            <text:p>22,292</text:p>
          </table:table-cell>
          <table:table-cell table:style-name="ce1" office:value-type="float" office:value="14.7349987081711" calcext:value-type="float">
            <text:p>14,735</text:p>
          </table:table-cell>
          <table:table-cell table:style-name="ce1" office:value-type="float" office:value="14.7207022121837" calcext:value-type="float">
            <text:p>14,721</text:p>
          </table:table-cell>
          <table:table-cell table:style-name="ce1" office:value-type="float" office:value="20.676973544604" calcext:value-type="float">
            <text:p>20,677</text:p>
          </table:table-cell>
          <table:table-cell table:number-columns-repeated="2"/>
          <table:table-cell table:style-name="ce1" office:value-type="float" office:value="5.13627850900157" calcext:value-type="float">
            <text:p>5,136</text:p>
          </table:table-cell>
          <table:table-cell table:style-name="ce1" office:value-type="float" office:value="5.15293737276501" calcext:value-type="float">
            <text:p>5,153</text:p>
          </table:table-cell>
          <table:table-cell table:style-name="ce1" office:value-type="float" office:value="5.15057221506301" calcext:value-type="float">
            <text:p>5,151</text:p>
          </table:table-cell>
          <table:table-cell table:number-columns-repeated="2"/>
          <table:table-cell office:value-type="string" calcext:value-type="string">
            <text:p>4-Way Roundabout</text:p>
          </table:table-cell>
          <table:table-cell table:style-name="ce1" office:value-type="float" office:value="5.02642778493699" calcext:value-type="float">
            <text:p>5,026</text:p>
          </table:table-cell>
          <table:table-cell table:style-name="ce1" office:value-type="float" office:value="5.0885" calcext:value-type="float">
            <text:p>5,089</text:p>
          </table:table-cell>
          <table:table-cell table:style-name="ce1" office:value-type="float" office:value="5.15057221506301" calcext:value-type="float">
            <text:p>5,151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formula="of:=[.C28]-[.B28]" office:value-type="float" office:value="0.031" calcext:value-type="float">
            <text:p>0,0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iting Time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CI</text:p>
          </table:table-cell>
          <table:table-cell office:value-type="string" calcext:value-type="string">
            <text:p>Mean WT</text:p>
          </table:table-cell>
          <table:table-cell office:value-type="string" calcext:value-type="string">
            <text:p>Max CI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Original</text:p>
          </table:table-cell>
          <table:table-cell office:value-type="float" office:value="0.3" calcext:value-type="float">
            <text:p>0,3</text:p>
          </table:table-cell>
          <table:table-cell table:style-name="ce2" office:value-type="float" office:value="0.331" calcext:value-type="float">
            <text:p>0,331</text:p>
          </table:table-cell>
          <table:table-cell office:value-type="float" office:value="0.362" calcext:value-type="float">
            <text:p>0,36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-Way Roundabout</text:p>
          </table:table-cell>
          <table:table-cell office:value-type="float" office:value="0.418" calcext:value-type="float">
            <text:p>0,418</text:p>
          </table:table-cell>
          <table:table-cell table:style-name="ce2" office:value-type="float" office:value="0.458" calcext:value-type="float">
            <text:p>0,458</text:p>
          </table:table-cell>
          <table:table-cell office:value-type="float" office:value="0.498" calcext:value-type="float">
            <text:p>0,4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-Way Roundabout</text:p>
          </table:table-cell>
          <table:table-cell office:value-type="float" office:value="0.911" calcext:value-type="float">
            <text:p>0,911</text:p>
          </table:table-cell>
          <table:table-cell table:style-name="ce2" office:value-type="float" office:value="0.993" calcext:value-type="float">
            <text:p>0,993</text:p>
          </table:table-cell>
          <table:table-cell office:value-type="float" office:value="1.074" calcext:value-type="float">
            <text:p>1,074</text:p>
          </table:table-cell>
          <table:table-cell table:number-columns-repeated="17"/>
        </table:table-row>
        <table:table-row table:style-name="ro2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Waiting Time 2B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CI</text:p>
          </table:table-cell>
          <table:table-cell office:value-type="string" calcext:value-type="string">
            <text:p>Mean WT</text:p>
          </table:table-cell>
          <table:table-cell office:value-type="string" calcext:value-type="string">
            <text:p>Max 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1" office:value-type="float" office:value="0.349377852495329" calcext:value-type="float">
            <text:p>0,349</text:p>
          </table:table-cell>
          <table:table-cell table:style-name="ce1" office:value-type="float" office:value="0.381710804219852" calcext:value-type="float">
            <text:p>0,382</text:p>
          </table:table-cell>
          <table:table-cell table:style-name="ce1" office:value-type="float" office:value="0.414043755944375" calcext:value-type="float">
            <text:p>0,4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Way Roundabout</text:p>
          </table:table-cell>
          <table:table-cell table:style-name="ce1" office:value-type="float" office:value="0.434429369315098" calcext:value-type="float">
            <text:p>0,434</text:p>
          </table:table-cell>
          <table:table-cell table:style-name="ce1" office:value-type="float" office:value="0.481470000000292" calcext:value-type="float">
            <text:p>0,481</text:p>
          </table:table-cell>
          <table:table-cell table:style-name="ce1" office:value-type="float" office:value="0.528510630685487" calcext:value-type="float">
            <text:p>0,5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-Way Roundabout</text:p>
          </table:table-cell>
          <table:table-cell table:style-name="ce1" office:value-type="float" office:value="1.01574203734171" calcext:value-type="float">
            <text:p>1,016</text:p>
          </table:table-cell>
          <table:table-cell table:style-name="ce1" office:value-type="float" office:value="1.09953000000067" calcext:value-type="float">
            <text:p>1,100</text:p>
          </table:table-cell>
          <table:table-cell table:style-name="ce1" office:value-type="float" office:value="1.18331796265963" calcext:value-type="float">
            <text:p>1,183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Waiting Time 2R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CI</text:p>
          </table:table-cell>
          <table:table-cell office:value-type="string" calcext:value-type="string">
            <text:p>Mean WT</text:p>
          </table:table-cell>
          <table:table-cell office:value-type="string" calcext:value-type="string">
            <text:p>Max 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iginal (Main street R)</text:p>
          </table:table-cell>
          <table:table-cell table:style-name="ce1" office:value-type="float" office:value="2.42489415403253" calcext:value-type="float">
            <text:p>2,425</text:p>
          </table:table-cell>
          <table:table-cell table:style-name="ce1" office:value-type="float" office:value="2.67365422949637" calcext:value-type="float">
            <text:p>2,674</text:p>
          </table:table-cell>
          <table:table-cell table:style-name="ce1" office:value-type="float" office:value="2.92241430496021" calcext:value-type="float">
            <text:p>2,9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iginal (Side Street R)</text:p>
          </table:table-cell>
          <table:table-cell table:style-name="ce4" office:value-type="float" office:value="1.20104571536564" calcext:value-type="float">
            <text:p>1,201</text:p>
          </table:table-cell>
          <table:table-cell table:style-name="ce1" office:value-type="float" office:value="1.38016658384489" calcext:value-type="float">
            <text:p>1,380</text:p>
          </table:table-cell>
          <table:table-cell table:style-name="ce1" office:value-type="float" office:value="1.55928745232414" calcext:value-type="float">
            <text:p>1,5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Way Roundabout</text:p>
          </table:table-cell>
          <table:table-cell table:style-name="ce1" office:value-type="float" office:value="1.47577488864545" calcext:value-type="float">
            <text:p>1,476</text:p>
          </table:table-cell>
          <table:table-cell table:style-name="ce1" office:value-type="float" office:value="1.642470000001" calcext:value-type="float">
            <text:p>1,642</text:p>
          </table:table-cell>
          <table:table-cell table:style-name="ce1" office:value-type="float" office:value="1.80916511135654" calcext:value-type="float">
            <text:p>1,8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-Way Roundabout</text:p>
          </table:table-cell>
          <table:table-cell table:style-name="ce1" office:value-type="float" office:value="1.52143398618174" calcext:value-type="float">
            <text:p>1,521</text:p>
          </table:table-cell>
          <table:table-cell table:style-name="ce1" office:value-type="float" office:value="1.74447000000106" calcext:value-type="float">
            <text:p>1,744</text:p>
          </table:table-cell>
          <table:table-cell table:style-name="ce1" office:value-type="float" office:value="1.96750601382037" calcext:value-type="float">
            <text:p>1,968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Troughput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CI</text:p>
          </table:table-cell>
          <table:table-cell office:value-type="string" calcext:value-type="string">
            <text:p>Mean Tr</text:p>
          </table:table-cell>
          <table:table-cell office:value-type="string" calcext:value-type="string">
            <text:p>Max 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1" office:value-type="float" office:value="14.7678088125181" calcext:value-type="float">
            <text:p>14,768</text:p>
          </table:table-cell>
          <table:table-cell table:style-name="ce1" office:value-type="float" office:value="14.8613333333333" calcext:value-type="float">
            <text:p>14,861</text:p>
          </table:table-cell>
          <table:table-cell table:style-name="ce1" office:value-type="float" office:value="14.9548578541485" calcext:value-type="float">
            <text:p>14,9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Way Roundabout</text:p>
          </table:table-cell>
          <table:table-cell table:style-name="ce1" office:value-type="float" office:value="14.7423015663639" calcext:value-type="float">
            <text:p>14,742</text:p>
          </table:table-cell>
          <table:table-cell table:style-name="ce1" office:value-type="float" office:value="14.834" calcext:value-type="float">
            <text:p>14,834</text:p>
          </table:table-cell>
          <table:table-cell table:style-name="ce1" office:value-type="float" office:value="14.9256984336361" calcext:value-type="float">
            <text:p>14,9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-Way Roundabout</text:p>
          </table:table-cell>
          <table:table-cell table:style-name="ce1" office:value-type="float" office:value="14.5733346251622" calcext:value-type="float">
            <text:p>14,573</text:p>
          </table:table-cell>
          <table:table-cell table:style-name="ce1" office:value-type="float" office:value="14.6541666666667" calcext:value-type="float">
            <text:p>14,654</text:p>
          </table:table-cell>
          <table:table-cell table:style-name="ce1" office:value-type="float" office:value="14.7349987081711" calcext:value-type="float">
            <text:p>14,735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Troughput 2B</text:p>
          </table:table-cell>
          <table:table-cell table:number-columns-repeated="3"/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CI</text:p>
          </table:table-cell>
          <table:table-cell office:value-type="string" calcext:value-type="string">
            <text:p>Mean Tr</text:p>
          </table:table-cell>
          <table:table-cell office:value-type="string" calcext:value-type="string">
            <text:p>Max 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1" office:value-type="float" office:value="14.7429796629997" calcext:value-type="float">
            <text:p>14,743</text:p>
          </table:table-cell>
          <table:table-cell table:style-name="ce1" office:value-type="float" office:value="14.8348333333333" calcext:value-type="float">
            <text:p>14,835</text:p>
          </table:table-cell>
          <table:table-cell table:style-name="ce1" office:value-type="float" office:value="14.926687003667" calcext:value-type="float">
            <text:p>14,9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Way Roundabout</text:p>
          </table:table-cell>
          <table:table-cell table:style-name="ce1" office:value-type="float" office:value="14.8315679364486" calcext:value-type="float">
            <text:p>14,832</text:p>
          </table:table-cell>
          <table:table-cell table:style-name="ce1" office:value-type="float" office:value="14.9245" calcext:value-type="float">
            <text:p>14,925</text:p>
          </table:table-cell>
          <table:table-cell table:style-name="ce1" office:value-type="float" office:value="15.0174320635514" calcext:value-type="float">
            <text:p>15,0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-Way Roundabout</text:p>
          </table:table-cell>
          <table:table-cell table:style-name="ce1" office:value-type="float" office:value="14.543964454483" calcext:value-type="float">
            <text:p>14,544</text:p>
          </table:table-cell>
          <table:table-cell table:style-name="ce1" office:value-type="float" office:value="14.6323333333333" calcext:value-type="float">
            <text:p>14,632</text:p>
          </table:table-cell>
          <table:table-cell table:style-name="ce1" office:value-type="float" office:value="14.7207022121837" calcext:value-type="float">
            <text:p>14,721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Troughput Time 2R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CI</text:p>
          </table:table-cell>
          <table:table-cell office:value-type="string" calcext:value-type="string">
            <text:p>Mean Tr</text:p>
          </table:table-cell>
          <table:table-cell office:value-type="string" calcext:value-type="string">
            <text:p>Max 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iginal (Main street R)</text:p>
          </table:table-cell>
          <table:table-cell table:style-name="ce1" office:value-type="float" office:value="20.7296212161514" calcext:value-type="float">
            <text:p>20,730</text:p>
          </table:table-cell>
          <table:table-cell table:style-name="ce1" office:value-type="float" office:value="20.83" calcext:value-type="float">
            <text:p>20,830</text:p>
          </table:table-cell>
          <table:table-cell table:style-name="ce1" office:value-type="float" office:value="20.9303787838485" calcext:value-type="float">
            <text:p>20,9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iginal (Side Street R)</text:p>
          </table:table-cell>
          <table:table-cell table:style-name="ce1" office:value-type="float" office:value="19.8067068649328" calcext:value-type="float">
            <text:p>19,807</text:p>
          </table:table-cell>
          <table:table-cell table:style-name="ce1" office:value-type="float" office:value="19.8728333333333" calcext:value-type="float">
            <text:p>19,873</text:p>
          </table:table-cell>
          <table:table-cell table:style-name="ce1" office:value-type="float" office:value="19.9389598017338" calcext:value-type="float">
            <text:p>19,9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-Way Roundabout</text:p>
          </table:table-cell>
          <table:table-cell table:style-name="ce1" office:value-type="float" office:value="22.1725789480305" calcext:value-type="float">
            <text:p>22,173</text:p>
          </table:table-cell>
          <table:table-cell table:style-name="ce1" office:value-type="float" office:value="22.2325" calcext:value-type="float">
            <text:p>22,233</text:p>
          </table:table-cell>
          <table:table-cell table:style-name="ce1" office:value-type="float" office:value="22.2924210519695" calcext:value-type="float">
            <text:p>22,2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-Way Roundabout</text:p>
          </table:table-cell>
          <table:table-cell table:style-name="ce1" office:value-type="float" office:value="20.5553597887293" calcext:value-type="float">
            <text:p>20,555</text:p>
          </table:table-cell>
          <table:table-cell table:style-name="ce1" office:value-type="float" office:value="20.6161666666667" calcext:value-type="float">
            <text:p>20,616</text:p>
          </table:table-cell>
          <table:table-cell table:style-name="ce1" office:value-type="float" office:value="20.676973544604" calcext:value-type="float">
            <text:p>20,67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 </number:text>
      <number:year/>
    </number:date-style>
    <number:date-style style:name="N136">
      <number:day number:style="long"/>
      <number:text>. </number:text>
      <number:month number:textual="true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3:20:44.923219215</meta:creation-date>
    <dc:date>2023-06-30T15:57:38.603573935</dc:date>
    <meta:editing-duration>PT1H12M35S</meta:editing-duration>
    <meta:editing-cycles>14</meta:editing-cycles>
    <meta:generator>LibreOffice/7.3.7.2$Linux_X86_64 LibreOffice_project/30$Build-2</meta:generator>
    <meta:document-statistic meta:table-count="1" meta:cell-count="230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72cm" svg:height="10.725cm" xlink:href=".." xlink:type="simple" chart:class="chart:bar" chart:style-name="ch1">
        <chart:title svg:x="6.197cm" svg:y="0.35cm" chart:style-name="ch2">
          <text:p>Waiting Time Experiments</text:p>
        </chart:title>
        <chart:subtitle svg:x="6.554cm" svg:y="1.343cm" chart:style-name="ch3">
          <text:p>Keeping One-Way Streets</text:p>
        </chart:subtitle>
        <chart:legend chart:legend-position="end" svg:x="15.535cm" svg:y="4.565cm" style:legend-expansion="high" chart:style-name="ch4"/>
        <chart:plot-area chart:style-name="ch5" table:cell-range-address="Tabelle1.A27:Tabelle1.D30" chart:data-source-has-labels="both" svg:x="1.366cm" svg:y="2.24cm" svg:width="13.814cm" svg:height="8.271cm">
          <chart:coordinate-region svg:x="2.093cm" svg:y="2.44cm" svg:width="13.087cm" svg:height="7.424cm"/>
          <chart:axis chart:dimension="x" chart:name="primary-x" chart:style-name="ch6" chartooo:axis-type="auto">
            <chartooo:date-scale/>
            <chart:categories table:cell-range-address="Tabelle1.A28:Tabelle1.A30"/>
          </chart:axis>
          <chart:axis chart:dimension="y" chart:name="primary-y" chart:style-name="ch7">
            <chart:title svg:x="0.451cm" svg:y="8.218cm" chart:style-name="ch8">
              <text:p>Waiting Time in Seconds</text:p>
            </chart:title>
            <chart:grid chart:style-name="ch9" chart:class="major"/>
          </chart:axis>
          <chart:series chart:style-name="ch10" chart:values-cell-range-address="Tabelle1.B28:Tabelle1.B30" chart:label-cell-address="Tabelle1.B27:Tabelle1.B27" chart:class="chart:bar">
            <chart:data-point chart:repeated="3"/>
          </chart:series>
          <chart:series chart:style-name="ch11" chart:values-cell-range-address="Tabelle1.C28:Tabelle1.C30" chart:label-cell-address="Tabelle1.C27:Tabelle1.C27" chart:class="chart:bar">
            <chart:data-point chart:repeated="3"/>
          </chart:series>
          <chart:series chart:style-name="ch12" chart:values-cell-range-address="Tabelle1.D28:Tabelle1.D30" chart:label-cell-address="Tabelle1.D27:Tabelle1.D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B27:Tabelle1.B27</svg:desc>
                </draw:g>
              </table:table-cell>
              <table:table-cell office:value-type="string">
                <text:p>Mean WT</text:p>
                <draw:g>
                  <svg:desc>Tabelle1.C27:Tabelle1.C27</svg:desc>
                </draw:g>
              </table:table-cell>
              <table:table-cell office:value-type="string">
                <text:p>Max CI</text:p>
                <draw:g>
                  <svg:desc>Tabelle1.D27:Tabelle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abelle1.A28:Tabelle1.A30</svg:desc>
                </draw:g>
              </table:table-cell>
              <table:table-cell office:value-type="float" office:value="0.3">
                <text:p>0.3</text:p>
                <draw:g>
                  <svg:desc>Tabelle1.B28:Tabelle1.B30</svg:desc>
                </draw:g>
              </table:table-cell>
              <table:table-cell office:value-type="float" office:value="0.331">
                <text:p>0.331</text:p>
                <draw:g>
                  <svg:desc>Tabelle1.C28:Tabelle1.C30</svg:desc>
                </draw:g>
              </table:table-cell>
              <table:table-cell office:value-type="float" office:value="0.362">
                <text:p>0.362</text:p>
                <draw:g>
                  <svg:desc>Tabelle1.D28:Tabelle1.D30</svg:desc>
                </draw:g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0.418">
                <text:p>0.418</text:p>
              </table:table-cell>
              <table:table-cell office:value-type="float" office:value="0.458">
                <text:p>0.45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0.911">
                <text:p>0.911</text:p>
              </table:table-cell>
              <table:table-cell office:value-type="float" office:value="0.993">
                <text:p>0.993</text:p>
              </table:table-cell>
              <table:table-cell office:value-type="float" office:value="1.074">
                <text:p>1.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6">
      <style:chart-properties chart:display-label="true" chart:logarithmic="false" chart:maximum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55cm" svg:height="10.962cm" xlink:href=".." xlink:type="simple" chart:class="chart:bar" chart:style-name="ch1">
        <chart:title svg:x="5.538cm" svg:y="0.355cm" chart:style-name="ch2">
          <text:p>Waiting Time Experiments</text:p>
        </chart:title>
        <chart:subtitle svg:x="6.874cm" svg:y="1.353cm" chart:style-name="ch3">
          <text:p>B(E) as 2-Way</text:p>
        </chart:subtitle>
        <chart:legend chart:legend-position="end" svg:x="14.218cm" svg:y="4.684cm" style:legend-expansion="high" chart:style-name="ch4"/>
        <chart:plot-area chart:style-name="ch5" table:cell-range-address="Tabelle1.A37:Tabelle1.D39 Tabelle1.B36:Tabelle1.D36" chart:data-source-has-labels="both" svg:x="1.34cm" svg:y="2.255cm" svg:width="12.549cm" svg:height="8.488cm">
          <chart:coordinate-region svg:x="2.067cm" svg:y="2.454cm" svg:width="11.822cm" svg:height="7.642cm"/>
          <chart:axis chart:dimension="x" chart:name="primary-x" chart:style-name="ch6" chartooo:axis-type="auto">
            <chartooo:date-scale/>
            <chart:categories table:cell-range-address="Tabelle1.A37:Tabelle1.A39"/>
          </chart:axis>
          <chart:axis chart:dimension="y" chart:name="primary-y" chart:style-name="ch7">
            <chart:title svg:x="0.451cm" svg:y="8.342cm" chart:style-name="ch8">
              <text:p>Waiting Time in Seconds</text:p>
            </chart:title>
            <chart:grid chart:style-name="ch9" chart:class="major"/>
          </chart:axis>
          <chart:series chart:style-name="ch10" chart:values-cell-range-address="Tabelle1.B37:Tabelle1.B39" chart:label-cell-address="Tabelle1.B36:Tabelle1.B36" chart:class="chart:bar">
            <chart:data-point chart:repeated="3"/>
          </chart:series>
          <chart:series chart:style-name="ch11" chart:values-cell-range-address="Tabelle1.C37:Tabelle1.C39" chart:label-cell-address="Tabelle1.C36:Tabelle1.C36" chart:class="chart:bar">
            <chart:data-point chart:repeated="3"/>
          </chart:series>
          <chart:series chart:style-name="ch12" chart:values-cell-range-address="Tabelle1.D37:Tabelle1.D39" chart:label-cell-address="Tabelle1.D36:Tabelle1.D3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B36:Tabelle1.B36</svg:desc>
                </draw:g>
              </table:table-cell>
              <table:table-cell office:value-type="string">
                <text:p>Mean WT</text:p>
                <draw:g>
                  <svg:desc>Tabelle1.C36:Tabelle1.C36</svg:desc>
                </draw:g>
              </table:table-cell>
              <table:table-cell office:value-type="string">
                <text:p>Max CI</text:p>
                <draw:g>
                  <svg:desc>Tabelle1.D36:Tabelle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abelle1.A37:Tabelle1.A39</svg:desc>
                </draw:g>
              </table:table-cell>
              <table:table-cell office:value-type="float" office:value="0.349377852495329">
                <text:p>0.349377852495329</text:p>
                <draw:g>
                  <svg:desc>Tabelle1.B37:Tabelle1.B39</svg:desc>
                </draw:g>
              </table:table-cell>
              <table:table-cell office:value-type="float" office:value="0.381710804219852">
                <text:p>0.381710804219852</text:p>
                <draw:g>
                  <svg:desc>Tabelle1.C37:Tabelle1.C39</svg:desc>
                </draw:g>
              </table:table-cell>
              <table:table-cell office:value-type="float" office:value="0.414043755944375">
                <text:p>0.414043755944375</text:p>
                <draw:g>
                  <svg:desc>Tabelle1.D37:Tabelle1.D39</svg:desc>
                </draw:g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0.434429369315098">
                <text:p>0.434429369315098</text:p>
              </table:table-cell>
              <table:table-cell office:value-type="float" office:value="0.481470000000292">
                <text:p>0.481470000000292</text:p>
              </table:table-cell>
              <table:table-cell office:value-type="float" office:value="0.528510630685487">
                <text:p>0.528510630685487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1.01574203734171">
                <text:p>1.01574203734171</text:p>
              </table:table-cell>
              <table:table-cell office:value-type="float" office:value="1.09953000000067">
                <text:p>1.09953000000067</text:p>
              </table:table-cell>
              <table:table-cell office:value-type="float" office:value="1.18331796265963">
                <text:p>1.18331796265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6">
      <style:chart-properties chart:display-label="true" chart:logarithmic="false" chart:maximum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48cm" svg:height="10.659cm" xlink:href=".." xlink:type="simple" chart:class="chart:bar" chart:style-name="ch1">
        <chart:title svg:x="6.785cm" svg:y="0.349cm" chart:style-name="ch2">
          <text:p>Waiting Time Experiments</text:p>
        </chart:title>
        <chart:subtitle svg:x="8.372cm" svg:y="1.341cm" chart:style-name="ch3">
          <text:p>R as 2-Way</text:p>
        </chart:subtitle>
        <chart:legend chart:legend-position="end" svg:x="16.711cm" svg:y="4.532cm" style:legend-expansion="high" chart:style-name="ch4"/>
        <chart:plot-area chart:style-name="ch5" table:cell-range-address="Tabelle1.A45:Tabelle1.D49" chart:data-source-has-labels="both" svg:x="1.389cm" svg:y="2.237cm" svg:width="14.944cm" svg:height="8.209cm">
          <chart:coordinate-region svg:x="2.283cm" svg:y="2.436cm" svg:width="14.05cm" svg:height="4.972cm"/>
          <chart:axis chart:dimension="x" chart:name="primary-x" chart:style-name="ch6" chartooo:axis-type="auto">
            <chartooo:date-scale/>
            <chart:categories table:cell-range-address="Tabelle1.A46:Tabelle1.A49"/>
          </chart:axis>
          <chart:axis chart:dimension="y" chart:name="primary-y" chart:style-name="ch7">
            <chart:title svg:x="0.451cm" svg:y="8.184cm" chart:style-name="ch8">
              <text:p>Waiting Time in Seconds</text:p>
            </chart:title>
            <chart:grid chart:style-name="ch9" chart:class="major"/>
          </chart:axis>
          <chart:series chart:style-name="ch10" chart:values-cell-range-address="Tabelle1.B46:Tabelle1.B49" chart:label-cell-address="Tabelle1.B45:Tabelle1.B45" chart:class="chart:bar">
            <chart:data-point chart:repeated="4"/>
          </chart:series>
          <chart:series chart:style-name="ch11" chart:values-cell-range-address="Tabelle1.C46:Tabelle1.C49" chart:label-cell-address="Tabelle1.C45:Tabelle1.C45" chart:class="chart:bar">
            <chart:data-point chart:repeated="4"/>
          </chart:series>
          <chart:series chart:style-name="ch12" chart:values-cell-range-address="Tabelle1.D46:Tabelle1.D49" chart:label-cell-address="Tabelle1.D45:Tabelle1.D4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B45:Tabelle1.B45</svg:desc>
                </draw:g>
              </table:table-cell>
              <table:table-cell office:value-type="string">
                <text:p>Mean WT</text:p>
                <draw:g>
                  <svg:desc>Tabelle1.C45:Tabelle1.C45</svg:desc>
                </draw:g>
              </table:table-cell>
              <table:table-cell office:value-type="string">
                <text:p>Max CI</text:p>
                <draw:g>
                  <svg:desc>Tabelle1.D45:Tabelle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Main street R)</text:p>
                <draw:g>
                  <svg:desc>Tabelle1.A46:Tabelle1.A49</svg:desc>
                </draw:g>
              </table:table-cell>
              <table:table-cell office:value-type="float" office:value="2.42489415403253">
                <text:p>2.42489415403253</text:p>
                <draw:g>
                  <svg:desc>Tabelle1.B46:Tabelle1.B49</svg:desc>
                </draw:g>
              </table:table-cell>
              <table:table-cell office:value-type="float" office:value="2.67365422949637">
                <text:p>2.67365422949637</text:p>
                <draw:g>
                  <svg:desc>Tabelle1.C46:Tabelle1.C49</svg:desc>
                </draw:g>
              </table:table-cell>
              <table:table-cell office:value-type="float" office:value="2.92241430496021">
                <text:p>2.92241430496021</text:p>
                <draw:g>
                  <svg:desc>Tabelle1.D46:Tabelle1.D49</svg:desc>
                </draw:g>
              </table:table-cell>
            </table:table-row>
            <table:table-row>
              <table:table-cell office:value-type="string">
                <text:p>Original (Side Street R)</text:p>
              </table:table-cell>
              <table:table-cell office:value-type="float" office:value="1.20104571536564">
                <text:p>1.20104571536564</text:p>
              </table:table-cell>
              <table:table-cell office:value-type="float" office:value="1.38016658384489">
                <text:p>1.38016658384489</text:p>
              </table:table-cell>
              <table:table-cell office:value-type="float" office:value="1.55928745232414">
                <text:p>1.55928745232414</text:p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1.47577488864545">
                <text:p>1.47577488864545</text:p>
              </table:table-cell>
              <table:table-cell office:value-type="float" office:value="1.642470000001">
                <text:p>1.642470000001</text:p>
              </table:table-cell>
              <table:table-cell office:value-type="float" office:value="1.80916511135654">
                <text:p>1.80916511135654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1.52143398618174">
                <text:p>1.52143398618174</text:p>
              </table:table-cell>
              <table:table-cell office:value-type="float" office:value="1.74447000000106">
                <text:p>1.74447000000106</text:p>
              </table:table-cell>
              <table:table-cell office:value-type="float" office:value="1.96750601382037">
                <text:p>1.96750601382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6">
      <style:chart-properties chart:display-label="true" chart:logarithmic="false" chart:minimum="14" chart:maximum="1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5cm" svg:height="10.8cm" xlink:href=".." xlink:type="simple" chart:class="chart:bar" chart:style-name="ch1">
        <chart:title svg:x="6.673cm" svg:y="0.352cm" chart:style-name="ch2">
          <text:p>Throughput Experiments</text:p>
        </chart:title>
        <chart:subtitle svg:x="6.845cm" svg:y="1.347cm" chart:style-name="ch3">
          <text:p>Keeping One-Way Streets</text:p>
        </chart:subtitle>
        <chart:legend chart:legend-position="end" svg:x="16.33cm" svg:y="4.603cm" style:legend-expansion="high" chart:style-name="ch4"/>
        <chart:plot-area chart:style-name="ch5" table:cell-range-address="Tabelle1.A56:Tabelle1.D58 Tabelle1.B55:Tabelle1.D55" chart:data-source-has-labels="both" svg:x="1.378cm" svg:y="2.246cm" svg:width="14.585cm" svg:height="8.338cm">
          <chart:coordinate-region svg:x="2.29cm" svg:y="2.445cm" svg:width="13.673cm" svg:height="7.492cm"/>
          <chart:axis chart:dimension="x" chart:name="primary-x" chart:style-name="ch6" chartooo:axis-type="auto">
            <chartooo:date-scale/>
            <chart:categories table:cell-range-address="Tabelle1.A56:Tabelle1.A58"/>
          </chart:axis>
          <chart:axis chart:dimension="y" chart:name="primary-y" chart:style-name="ch7">
            <chart:title svg:x="0.451cm" svg:y="8.576cm" chart:style-name="ch8">
              <text:p>Troughput in Cars per Minute</text:p>
            </chart:title>
            <chart:grid chart:style-name="ch9" chart:class="major"/>
          </chart:axis>
          <chart:series chart:style-name="ch10" chart:values-cell-range-address="Tabelle1.B56:Tabelle1.B58" chart:label-cell-address="Tabelle1.B55:Tabelle1.B55" chart:class="chart:bar">
            <chart:data-point chart:repeated="3"/>
          </chart:series>
          <chart:series chart:style-name="ch11" chart:values-cell-range-address="Tabelle1.C56:Tabelle1.C58" chart:label-cell-address="Tabelle1.C55:Tabelle1.C55" chart:class="chart:bar">
            <chart:data-point chart:repeated="3"/>
          </chart:series>
          <chart:series chart:style-name="ch12" chart:values-cell-range-address="Tabelle1.D56:Tabelle1.D58" chart:label-cell-address="Tabelle1.D55:Tabelle1.D5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B55:Tabelle1.B55</svg:desc>
                </draw:g>
              </table:table-cell>
              <table:table-cell office:value-type="string">
                <text:p>Mean Tr</text:p>
                <draw:g>
                  <svg:desc>Tabelle1.C55:Tabelle1.C55</svg:desc>
                </draw:g>
              </table:table-cell>
              <table:table-cell office:value-type="string">
                <text:p>Max CI</text:p>
                <draw:g>
                  <svg:desc>Tabelle1.D55:Tabelle1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abelle1.A56:Tabelle1.A58</svg:desc>
                </draw:g>
              </table:table-cell>
              <table:table-cell office:value-type="float" office:value="14.7678088125181">
                <text:p>14.7678088125181</text:p>
                <draw:g>
                  <svg:desc>Tabelle1.B56:Tabelle1.B58</svg:desc>
                </draw:g>
              </table:table-cell>
              <table:table-cell office:value-type="float" office:value="14.8613333333333">
                <text:p>14.8613333333333</text:p>
                <draw:g>
                  <svg:desc>Tabelle1.C56:Tabelle1.C58</svg:desc>
                </draw:g>
              </table:table-cell>
              <table:table-cell office:value-type="float" office:value="14.9548578541485">
                <text:p>14.9548578541485</text:p>
                <draw:g>
                  <svg:desc>Tabelle1.D56:Tabelle1.D58</svg:desc>
                </draw:g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14.7423015663639">
                <text:p>14.7423015663639</text:p>
              </table:table-cell>
              <table:table-cell office:value-type="float" office:value="14.834">
                <text:p>14.834</text:p>
              </table:table-cell>
              <table:table-cell office:value-type="float" office:value="14.9256984336361">
                <text:p>14.9256984336361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14.5733346251622">
                <text:p>14.5733346251622</text:p>
              </table:table-cell>
              <table:table-cell office:value-type="float" office:value="14.6541666666667">
                <text:p>14.6541666666667</text:p>
              </table:table-cell>
              <table:table-cell office:value-type="float" office:value="14.7349987081711">
                <text:p>14.73499870817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6">
      <style:chart-properties chart:display-label="true" chart:logarithmic="false" chart:minimum="14" chart:maximum="1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54cm" svg:height="10.612cm" xlink:href=".." xlink:type="simple" chart:class="chart:bar" chart:style-name="ch1">
        <chart:title svg:x="6.473cm" svg:y="0.348cm" chart:style-name="ch2">
          <text:p>Throughput Experiments</text:p>
        </chart:title>
        <chart:subtitle svg:x="7.624cm" svg:y="1.339cm" chart:style-name="ch3">
          <text:p>B(E) as 2-Way</text:p>
        </chart:subtitle>
        <chart:legend chart:legend-position="end" svg:x="15.929cm" svg:y="4.509cm" style:legend-expansion="high" chart:style-name="ch4"/>
        <chart:plot-area chart:style-name="ch5" table:cell-range-address="Tabelle1.A65:Tabelle1.D67 Tabelle1.B64:Tabelle1.D64" chart:data-source-has-labels="both" svg:x="1.37cm" svg:y="2.234cm" svg:width="14.2cm" svg:height="8.166cm">
          <chart:coordinate-region svg:x="2.282cm" svg:y="2.433cm" svg:width="13.288cm" svg:height="7.32cm"/>
          <chart:axis chart:dimension="x" chart:name="primary-x" chart:style-name="ch6" chartooo:axis-type="auto">
            <chartooo:date-scale/>
            <chart:categories table:cell-range-address="Tabelle1.A65:Tabelle1.A67"/>
          </chart:axis>
          <chart:axis chart:dimension="y" chart:name="primary-y" chart:style-name="ch7">
            <chart:title svg:x="0.451cm" svg:y="8.478cm" chart:style-name="ch8">
              <text:p>Troughput in Cars per Minute</text:p>
            </chart:title>
            <chart:grid chart:style-name="ch9" chart:class="major"/>
          </chart:axis>
          <chart:series chart:style-name="ch10" chart:values-cell-range-address="Tabelle1.B65:Tabelle1.B67" chart:label-cell-address="Tabelle1.B64:Tabelle1.B64" chart:class="chart:bar">
            <chart:data-point chart:repeated="3"/>
          </chart:series>
          <chart:series chart:style-name="ch11" chart:values-cell-range-address="Tabelle1.C65:Tabelle1.C67" chart:label-cell-address="Tabelle1.C64:Tabelle1.C64" chart:class="chart:bar">
            <chart:data-point chart:repeated="3"/>
          </chart:series>
          <chart:series chart:style-name="ch12" chart:values-cell-range-address="Tabelle1.D65:Tabelle1.D67" chart:label-cell-address="Tabelle1.D64:Tabelle1.D6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B64:Tabelle1.B64</svg:desc>
                </draw:g>
              </table:table-cell>
              <table:table-cell office:value-type="string">
                <text:p>Mean Tr</text:p>
                <draw:g>
                  <svg:desc>Tabelle1.C64:Tabelle1.C64</svg:desc>
                </draw:g>
              </table:table-cell>
              <table:table-cell office:value-type="string">
                <text:p>Max CI</text:p>
                <draw:g>
                  <svg:desc>Tabelle1.D64:Tabelle1.D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abelle1.A65:Tabelle1.A67</svg:desc>
                </draw:g>
              </table:table-cell>
              <table:table-cell office:value-type="float" office:value="14.7429796629997">
                <text:p>14.7429796629997</text:p>
                <draw:g>
                  <svg:desc>Tabelle1.B65:Tabelle1.B67</svg:desc>
                </draw:g>
              </table:table-cell>
              <table:table-cell office:value-type="float" office:value="14.8348333333333">
                <text:p>14.8348333333333</text:p>
                <draw:g>
                  <svg:desc>Tabelle1.C65:Tabelle1.C67</svg:desc>
                </draw:g>
              </table:table-cell>
              <table:table-cell office:value-type="float" office:value="14.926687003667">
                <text:p>14.926687003667</text:p>
                <draw:g>
                  <svg:desc>Tabelle1.D65:Tabelle1.D67</svg:desc>
                </draw:g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14.8315679364486">
                <text:p>14.8315679364486</text:p>
              </table:table-cell>
              <table:table-cell office:value-type="float" office:value="14.9245">
                <text:p>14.9245</text:p>
              </table:table-cell>
              <table:table-cell office:value-type="float" office:value="15.0174320635514">
                <text:p>15.0174320635514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14.543964454483">
                <text:p>14.543964454483</text:p>
              </table:table-cell>
              <table:table-cell office:value-type="float" office:value="14.6323333333333">
                <text:p>14.6323333333333</text:p>
              </table:table-cell>
              <table:table-cell office:value-type="float" office:value="14.7207022121837">
                <text:p>14.72070221218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6">
      <style:chart-properties chart:display-label="true" chart:logarithmic="false" chart:minimum="19" chart:maximum="2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46cm" svg:height="10.612cm" xlink:href=".." xlink:type="simple" chart:class="chart:bar" chart:style-name="ch1">
        <chart:title svg:x="7.019cm" svg:y="0.348cm" chart:style-name="ch2">
          <text:p>Throughput Experiments</text:p>
        </chart:title>
        <chart:subtitle svg:x="8.421cm" svg:y="1.339cm" chart:style-name="ch3">
          <text:p>R as 2-Way</text:p>
        </chart:subtitle>
        <chart:legend chart:legend-position="end" svg:x="17.021cm" svg:y="4.509cm" style:legend-expansion="high" chart:style-name="ch4"/>
        <chart:plot-area chart:style-name="ch5" table:cell-range-address="Tabelle1.A73:Tabelle1.D77" chart:data-source-has-labels="both" svg:x="1.391cm" svg:y="2.234cm" svg:width="15.25cm" svg:height="8.166cm">
          <chart:coordinate-region svg:x="2.303cm" svg:y="2.433cm" svg:width="14.338cm" svg:height="7.32cm"/>
          <chart:axis chart:dimension="x" chart:name="primary-x" chart:style-name="ch6" chartooo:axis-type="auto">
            <chartooo:date-scale/>
            <chart:categories table:cell-range-address="Tabelle1.A74:Tabelle1.A77"/>
          </chart:axis>
          <chart:axis chart:dimension="y" chart:name="primary-y" chart:style-name="ch7">
            <chart:title svg:x="0.451cm" svg:y="8.478cm" chart:style-name="ch8">
              <text:p>Troughput in Cars per Minute</text:p>
            </chart:title>
            <chart:grid chart:style-name="ch9" chart:class="major"/>
          </chart:axis>
          <chart:series chart:style-name="ch10" chart:values-cell-range-address="Tabelle1.B74:Tabelle1.B77" chart:label-cell-address="Tabelle1.B73:Tabelle1.B73" chart:class="chart:bar">
            <chart:data-point chart:repeated="4"/>
          </chart:series>
          <chart:series chart:style-name="ch11" chart:values-cell-range-address="Tabelle1.C74:Tabelle1.C77" chart:label-cell-address="Tabelle1.C73:Tabelle1.C73" chart:class="chart:bar">
            <chart:data-point chart:repeated="4"/>
          </chart:series>
          <chart:series chart:style-name="ch12" chart:values-cell-range-address="Tabelle1.D74:Tabelle1.D77" chart:label-cell-address="Tabelle1.D73:Tabelle1.D7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B73:Tabelle1.B73</svg:desc>
                </draw:g>
              </table:table-cell>
              <table:table-cell office:value-type="string">
                <text:p>Mean Tr</text:p>
                <draw:g>
                  <svg:desc>Tabelle1.C73:Tabelle1.C73</svg:desc>
                </draw:g>
              </table:table-cell>
              <table:table-cell office:value-type="string">
                <text:p>Max CI</text:p>
                <draw:g>
                  <svg:desc>Tabelle1.D73:Tabelle1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Main street R)</text:p>
                <draw:g>
                  <svg:desc>Tabelle1.A74:Tabelle1.A77</svg:desc>
                </draw:g>
              </table:table-cell>
              <table:table-cell office:value-type="float" office:value="20.7296212161514">
                <text:p>20.7296212161514</text:p>
                <draw:g>
                  <svg:desc>Tabelle1.B74:Tabelle1.B77</svg:desc>
                </draw:g>
              </table:table-cell>
              <table:table-cell office:value-type="float" office:value="20.83">
                <text:p>20.83</text:p>
                <draw:g>
                  <svg:desc>Tabelle1.C74:Tabelle1.C77</svg:desc>
                </draw:g>
              </table:table-cell>
              <table:table-cell office:value-type="float" office:value="20.9303787838485">
                <text:p>20.9303787838485</text:p>
                <draw:g>
                  <svg:desc>Tabelle1.D74:Tabelle1.D77</svg:desc>
                </draw:g>
              </table:table-cell>
            </table:table-row>
            <table:table-row>
              <table:table-cell office:value-type="string">
                <text:p>Original (Side Street R)</text:p>
              </table:table-cell>
              <table:table-cell office:value-type="float" office:value="19.8067068649328">
                <text:p>19.8067068649328</text:p>
              </table:table-cell>
              <table:table-cell office:value-type="float" office:value="19.8728333333333">
                <text:p>19.8728333333333</text:p>
              </table:table-cell>
              <table:table-cell office:value-type="float" office:value="19.9389598017338">
                <text:p>19.9389598017338</text:p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22.1725789480305">
                <text:p>22.1725789480305</text:p>
              </table:table-cell>
              <table:table-cell office:value-type="float" office:value="22.2325">
                <text:p>22.2325</text:p>
              </table:table-cell>
              <table:table-cell office:value-type="float" office:value="22.2924210519695">
                <text:p>22.2924210519695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20.5553597887293">
                <text:p>20.5553597887293</text:p>
              </table:table-cell>
              <table:table-cell office:value-type="float" office:value="20.6161666666667">
                <text:p>20.6161666666667</text:p>
              </table:table-cell>
              <table:table-cell office:value-type="float" office:value="20.676973544604">
                <text:p>20.6769735446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6">
      <style:chart-properties chart:display-label="true" chart:logarithmic="false" chart:minimum="0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bar" chart:style-name="ch1">
        <chart:title svg:x="5.304cm" svg:y="0.315cm" chart:style-name="ch2">
          <text:p>Experiments Waiting Time</text:p>
        </chart:title>
        <chart:subtitle svg:x="5.634cm" svg:y="1.273cm" chart:style-name="ch3">
          <text:p>Unchanged Traffic Volume</text:p>
        </chart:subtitle>
        <chart:legend chart:legend-position="end" svg:x="13.75cm" svg:y="3.7cm" style:legend-expansion="high" chart:style-name="ch4"/>
        <chart:plot-area chart:style-name="ch5" table:cell-range-address="Tabelle1.R8:Tabelle1.U10 Tabelle1.S7:Tabelle1.U7" chart:data-source-has-labels="both" svg:x="1.33cm" svg:y="2.135cm" svg:width="12.101cm" svg:height="6.68cm">
          <chart:coordinate-region svg:x="2.057cm" svg:y="2.334cm" svg:width="11.374cm" svg:height="5.834cm"/>
          <chart:axis chart:dimension="x" chart:name="primary-x" chart:style-name="ch6" chartooo:axis-type="auto">
            <chartooo:date-scale/>
            <chart:categories table:cell-range-address="Tabelle1.R8:Tabelle1.R10"/>
          </chart:axis>
          <chart:axis chart:dimension="y" chart:name="primary-y" chart:style-name="ch7">
            <chart:title svg:x="0.451cm" svg:y="7.318cm" chart:style-name="ch8">
              <text:p>Waiting Time in Seconds</text:p>
            </chart:title>
            <chart:grid chart:style-name="ch9" chart:class="major"/>
          </chart:axis>
          <chart:series chart:style-name="ch10" chart:values-cell-range-address="Tabelle1.S8:Tabelle1.S10" chart:label-cell-address="Tabelle1.S7:Tabelle1.S7" chart:class="chart:bar">
            <chart:data-point chart:repeated="3"/>
          </chart:series>
          <chart:series chart:style-name="ch11" chart:values-cell-range-address="Tabelle1.T8:Tabelle1.T10" chart:label-cell-address="Tabelle1.T7:Tabelle1.T7" chart:class="chart:bar">
            <chart:data-point chart:repeated="3"/>
          </chart:series>
          <chart:series chart:style-name="ch12" chart:values-cell-range-address="Tabelle1.U8:Tabelle1.U10" chart:label-cell-address="Tabelle1.U7:Tabelle1.U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S7:Tabelle1.S7</svg:desc>
                </draw:g>
              </table:table-cell>
              <table:table-cell office:value-type="string">
                <text:p>Mean WT</text:p>
                <draw:g>
                  <svg:desc>Tabelle1.T7:Tabelle1.T7</svg:desc>
                </draw:g>
              </table:table-cell>
              <table:table-cell office:value-type="string">
                <text:p>Max CI</text:p>
                <draw:g>
                  <svg:desc>Tabelle1.U7:Tabelle1.U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abelle1.R8:Tabelle1.R10</svg:desc>
                </draw:g>
              </table:table-cell>
              <table:table-cell office:value-type="float" office:value="0.0339442538219371">
                <text:p>0.0339442538219371</text:p>
                <draw:g>
                  <svg:desc>Tabelle1.S8:Tabelle1.S10</svg:desc>
                </draw:g>
              </table:table-cell>
              <table:table-cell office:value-type="float" office:value="0.0382243033805184">
                <text:p>0.0382243033805184</text:p>
                <draw:g>
                  <svg:desc>Tabelle1.T8:Tabelle1.T10</svg:desc>
                </draw:g>
              </table:table-cell>
              <table:table-cell office:value-type="float" office:value="0.0339442538219371">
                <text:p>0.0339442538219371</text:p>
                <draw:g>
                  <svg:desc>Tabelle1.U8:Tabelle1.U10</svg:desc>
                </draw:g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0.0524445286811605">
                <text:p>0.0524445286811605</text:p>
              </table:table-cell>
              <table:table-cell office:value-type="float" office:value="0.0611100000000371">
                <text:p>0.0611100000000371</text:p>
              </table:table-cell>
              <table:table-cell office:value-type="float" office:value="0.0697754713189137">
                <text:p>0.0697754713189137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0.147973183314604">
                <text:p>0.147973183314604</text:p>
              </table:table-cell>
              <table:table-cell office:value-type="float" office:value="0.1649700000001">
                <text:p>0.1649700000001</text:p>
              </table:table-cell>
              <table:table-cell office:value-type="float" office:value="0.181966816685596">
                <text:p>0.1819668166855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6">
      <style:chart-properties chart:display-label="true" chart:logarithmic="false" chart:minimum="4" chart:maximum="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bar" chart:style-name="ch1">
        <chart:title svg:x="5.49cm" svg:y="0.315cm" chart:style-name="ch2">
          <text:p>Experiments Throughput</text:p>
        </chart:title>
        <chart:subtitle svg:x="5.635cm" svg:y="1.273cm" chart:style-name="ch3">
          <text:p>Unchanged Traffic Volume</text:p>
        </chart:subtitle>
        <chart:legend chart:legend-position="end" svg:x="13.751cm" svg:y="3.7cm" style:legend-expansion="high" chart:style-name="ch4"/>
        <chart:plot-area chart:style-name="ch5" table:cell-range-address="Tabelle1.R15:Tabelle1.U17 Tabelle1.S14:Tabelle1.U14" chart:data-source-has-labels="both" svg:x="1.33cm" svg:y="2.135cm" svg:width="12.102cm" svg:height="6.68cm">
          <chart:coordinate-region svg:x="2.057cm" svg:y="2.334cm" svg:width="11.375cm" svg:height="5.834cm"/>
          <chart:axis chart:dimension="x" chart:name="primary-x" chart:style-name="ch6" chartooo:axis-type="auto">
            <chartooo:date-scale/>
            <chart:categories table:cell-range-address="Tabelle1.R15:Tabelle1.R17"/>
          </chart:axis>
          <chart:axis chart:dimension="y" chart:name="primary-y" chart:style-name="ch7">
            <chart:title svg:x="0.451cm" svg:y="7.636cm" chart:style-name="ch8">
              <text:p>Troughput in Cars per Minute</text:p>
            </chart:title>
            <chart:grid chart:style-name="ch9" chart:class="major"/>
          </chart:axis>
          <chart:series chart:style-name="ch10" chart:values-cell-range-address="Tabelle1.S15:Tabelle1.S17" chart:label-cell-address="Tabelle1.S14:Tabelle1.S14" chart:class="chart:bar">
            <chart:data-point chart:repeated="3"/>
          </chart:series>
          <chart:series chart:style-name="ch11" chart:values-cell-range-address="Tabelle1.T15:Tabelle1.T17" chart:label-cell-address="Tabelle1.T14:Tabelle1.T14" chart:class="chart:bar">
            <chart:data-point chart:repeated="3"/>
          </chart:series>
          <chart:series chart:style-name="ch12" chart:values-cell-range-address="Tabelle1.U15:Tabelle1.U17" chart:label-cell-address="Tabelle1.U14:Tabelle1.U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I</text:p>
                <draw:g>
                  <svg:desc>Tabelle1.S14:Tabelle1.S14</svg:desc>
                </draw:g>
              </table:table-cell>
              <table:table-cell office:value-type="string">
                <text:p>Mean WT</text:p>
                <draw:g>
                  <svg:desc>Tabelle1.T14:Tabelle1.T14</svg:desc>
                </draw:g>
              </table:table-cell>
              <table:table-cell office:value-type="string">
                <text:p>Max CI</text:p>
                <draw:g>
                  <svg:desc>Tabelle1.U14:Tabelle1.U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abelle1.R15:Tabelle1.R17</svg:desc>
                </draw:g>
              </table:table-cell>
              <table:table-cell office:value-type="float" office:value="5.01472149099843">
                <text:p>5.01472149099843</text:p>
                <draw:g>
                  <svg:desc>Tabelle1.S15:Tabelle1.S17</svg:desc>
                </draw:g>
              </table:table-cell>
              <table:table-cell office:value-type="float" office:value="5.0755">
                <text:p>5.0755</text:p>
                <draw:g>
                  <svg:desc>Tabelle1.T15:Tabelle1.T17</svg:desc>
                </draw:g>
              </table:table-cell>
              <table:table-cell office:value-type="float" office:value="5.13627850900157">
                <text:p>5.13627850900157</text:p>
                <draw:g>
                  <svg:desc>Tabelle1.U15:Tabelle1.U17</svg:desc>
                </draw:g>
              </table:table-cell>
            </table:table-row>
            <table:table-row>
              <table:table-cell office:value-type="string">
                <text:p>5-Way Roundabout</text:p>
              </table:table-cell>
              <table:table-cell office:value-type="float" office:value="5.03272929390166">
                <text:p>5.03272929390166</text:p>
              </table:table-cell>
              <table:table-cell office:value-type="float" office:value="5.09283333333333">
                <text:p>5.09283333333333</text:p>
              </table:table-cell>
              <table:table-cell office:value-type="float" office:value="5.15293737276501">
                <text:p>5.15293737276501</text:p>
              </table:table-cell>
            </table:table-row>
            <table:table-row>
              <table:table-cell office:value-type="string">
                <text:p>4-Way Roundabout</text:p>
              </table:table-cell>
              <table:table-cell office:value-type="float" office:value="5.02642778493699">
                <text:p>5.02642778493699</text:p>
              </table:table-cell>
              <table:table-cell office:value-type="float" office:value="5.0885">
                <text:p>5.0885</text:p>
              </table:table-cell>
              <table:table-cell office:value-type="float" office:value="5.15057221506301">
                <text:p>5.150572215063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